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1%" draw:textarea-horizontal-align="justify" draw:textarea-vertical-align="middle" draw:auto-grow-height="false" fo:min-height="1.401cm" fo:min-width="2.04cm"/>
    </style:style>
    <style:style style:name="gr2" style:family="graphic" style:parent-style-name="standard">
      <style:graphic-properties draw:opacity="31%" draw:textarea-horizontal-align="justify" draw:textarea-vertical-align="middle" draw:auto-grow-height="false" fo:min-height="1.528cm" fo:min-width="2.167cm"/>
    </style:style>
    <style:style style:name="gr3" style:family="graphic" style:parent-style-name="standard">
      <style:graphic-properties draw:opacity="30%" draw:textarea-horizontal-align="justify" draw:textarea-vertical-align="middle" draw:auto-grow-height="false" fo:min-height="1.782cm" fo:min-width="5.342cm"/>
    </style:style>
    <style:style style:name="gr4" style:family="graphic" style:parent-style-name="standard">
      <style:graphic-properties draw:opacity="30%" draw:textarea-horizontal-align="justify" draw:textarea-vertical-align="middle" draw:auto-grow-height="false" fo:min-height="2.925cm" fo:min-width="8.51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opacity="30%" draw:textarea-horizontal-align="justify" draw:textarea-vertical-align="middle" draw:auto-grow-height="false" fo:min-height="1.655cm" fo:min-width="3.818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fill-color="#8e86ae" draw:opacity="35%" draw:textarea-horizontal-align="justify" draw:textarea-vertical-align="middle" draw:auto-grow-height="false" fo:min-height="1.909cm" fo:min-width="5.215cm"/>
    </style:style>
    <style:style style:name="gr9" style:family="graphic" style:parent-style-name="standard">
      <style:graphic-properties draw:fill-color="#8e86ae" draw:opacity="35%" draw:textarea-horizontal-align="justify" draw:textarea-vertical-align="middle" draw:auto-grow-height="false" fo:min-height="1.782cm" fo:min-width="5.215cm"/>
    </style:style>
    <style:style style:name="gr10" style:family="graphic" style:parent-style-name="standard">
      <style:graphic-properties draw:fill-color="#8e86ae" draw:opacity="35%" draw:textarea-horizontal-align="justify" draw:textarea-vertical-align="middle" draw:auto-grow-height="false" fo:min-height="1.655cm" fo:min-width="2.548cm"/>
    </style:style>
    <style:style style:name="gr11" style:family="graphic" style:parent-style-name="standard">
      <style:graphic-properties draw:fill-color="#8e86ae" draw:opacity="35%" draw:textarea-horizontal-align="justify" draw:textarea-vertical-align="middle" draw:auto-grow-height="false" fo:min-height="1.655cm" fo:min-width="2.294cm"/>
    </style:style>
    <style:style style:name="gr12" style:family="graphic" style:parent-style-name="standard">
      <style:graphic-properties draw:fill-color="#8e86ae" draw:opacity="35%" draw:textarea-horizontal-align="justify" draw:textarea-vertical-align="middle" draw:auto-grow-height="false" fo:min-height="1.528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opacity="31%"/>
      <style:paragraph-properties fo:text-align="center"/>
    </style:style>
    <style:style style:name="P3" style:family="paragraph">
      <loext:graphic-properties draw:opacity="3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8e86ae" draw:opacity="35%"/>
      <style:paragraph-properties fo:text-align="center"/>
    </style:style>
    <style:style style:name="P7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651cm" svg:x="7.731cm" svg:y="2.27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778cm" svg:x="7.604cm" svg:y="8.6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2.032cm" svg:x="6.08cm" svg:y="11.541cm">
          <text:p text:style-name="P1">Modifier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017cm" svg:height="3.175cm" svg:x="4.937cm" svg:y="15.732cm">
          <text:p text:style-name="P1">Nested Modifier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001cm" svg:y1="3.921cm" svg:x2="9.001cm" svg:y2="5.064cm">
          <text:p/>
        </draw:line>
        <draw:line draw:style-name="gr5" draw:text-style-name="P4" draw:layer="layout" svg:x1="8.874cm" svg:y1="10.525cm" svg:x2="8.874cm" svg:y2="11.668cm">
          <text:p/>
        </draw:line>
        <draw:line draw:style-name="gr5" draw:text-style-name="P4" draw:layer="layout" svg:x1="9.001cm" svg:y1="13.573cm" svg:x2="9.001cm" svg:y2="15.732cm">
          <text:p/>
        </draw:line>
        <draw:custom-shape draw:style-name="gr6" draw:text-style-name="P3" draw:layer="layout" svg:width="4.318cm" svg:height="1.905cm" svg:x="6.842cm" svg:y="5.191cm">
          <text:p text:style-name="P1">Group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874cm" svg:y1="7.096cm" svg:x2="8.874cm" svg:y2="8.747cm">
          <text:p/>
        </draw:line>
      </draw:page>
      <draw:page draw:name="page2" draw:style-name="dp1" draw:master-page-name="Default">
        <draw:frame draw:style-name="gr7" draw:text-style-name="P5" draw:layer="layout" svg:width="5.715cm" svg:height="1.143cm" svg:x="1.889cm" svg:y="1.762cm">
          <draw:text-box>
            <text:p>Restaurant Menu </text:p>
          </draw:text-box>
        </draw:frame>
        <draw:custom-shape draw:style-name="gr8" draw:text-style-name="P6" draw:layer="layout" svg:width="5.715cm" svg:height="2.159cm" svg:x="5.826cm" svg:y="3.413cm">
          <text:p text:style-name="P1">Foo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715cm" svg:height="2.032cm" svg:x="5.953cm" svg:y="7.096cm">
          <text:p text:style-name="P1">Sandwiche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48cm" svg:height="1.905cm" svg:x="1.635cm" svg:y="7.223cm">
          <text:p text:style-name="P1">Appetiz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94cm" svg:height="1.905cm" svg:x="12.684cm" svg:y="7.096cm">
          <text:p text:style-name="P1">Desert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175cm" svg:height="1.778cm" svg:x="1.635cm" svg:y="10.525cm">
          <text:p text:style-name="P1">Item:</text:p>
          <text:p text:style-name="P1">Frie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334cm" svg:height="2.032cm" svg:x="6.207cm" svg:y="10.271cm">
          <text:p text:style-name="P7">Item: Chicken</text:p>
          <text:p text:style-name="P7">Sandwich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667cm" svg:height="2.032cm" svg:x="12.811cm" svg:y="10.271cm">
          <text:p text:style-name="P7">Ice cream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048cm" svg:height="2.032cm" svg:x="3.159cm" svg:y="14.335cm">
          <text:p text:style-name="P1">Tomato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429cm" svg:height="2.032cm" svg:x="6.969cm" svg:y="14.335cm">
          <text:p text:style-name="P1">Chees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794cm" svg:height="2.032cm" svg:x="11.033cm" svg:y="14.335cm">
          <text:p text:style-name="P1">Lettuc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1.524cm" svg:x="4.937cm" svg:y="17.383cm">
          <text:p text:style-name="P1">Americ</text:p>
          <text:p text:style-name="P1">-an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1.524cm" svg:x="7.731cm" svg:y="17.383cm">
          <text:p text:style-name="P1">Swis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1.524cm" svg:x="10.271cm" svg:y="17.383cm">
          <text:p text:style-name="P1">Parmes</text:p>
          <text:p text:style-name="P1">-a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2cm" svg:y1="5.445cm" svg:x2="8.62cm" svg:y2="7.223cm">
          <text:p/>
        </draw:line>
        <draw:line draw:style-name="gr5" draw:text-style-name="P4" draw:layer="layout" svg:x1="6.461cm" svg:y1="5.572cm" svg:x2="2.905cm" svg:y2="7.223cm">
          <text:p/>
        </draw:line>
        <draw:line draw:style-name="gr5" draw:text-style-name="P4" draw:layer="layout" svg:x1="10.779cm" svg:y1="5.572cm" svg:x2="14.081cm" svg:y2="7.096cm">
          <text:p/>
        </draw:line>
        <draw:line draw:style-name="gr5" draw:text-style-name="P4" draw:layer="layout" svg:x1="2.905cm" svg:y1="9.128cm" svg:x2="2.905cm" svg:y2="10.525cm">
          <text:p/>
        </draw:line>
        <draw:line draw:style-name="gr5" draw:text-style-name="P4" draw:layer="layout" svg:x1="8.62cm" svg:y1="9.128cm" svg:x2="8.62cm" svg:y2="10.398cm">
          <text:p/>
        </draw:line>
        <draw:line draw:style-name="gr5" draw:text-style-name="P4" draw:layer="layout" svg:x1="13.954cm" svg:y1="9.001cm" svg:x2="13.954cm" svg:y2="10.398cm">
          <text:p/>
        </draw:line>
        <draw:line draw:style-name="gr5" draw:text-style-name="P4" draw:layer="layout" svg:x1="8.62cm" svg:y1="12.303cm" svg:x2="4.175cm" svg:y2="14.462cm">
          <text:p/>
        </draw:line>
        <draw:line draw:style-name="gr5" draw:text-style-name="P4" draw:layer="layout" svg:x1="8.62cm" svg:y1="12.43cm" svg:x2="8.62cm" svg:y2="14.462cm">
          <text:p/>
        </draw:line>
        <draw:line draw:style-name="gr5" draw:text-style-name="P4" draw:layer="layout" svg:x1="8.747cm" svg:y1="12.303cm" svg:x2="12.811cm" svg:y2="14.208cm">
          <text:p/>
        </draw:line>
        <draw:line draw:style-name="gr5" draw:text-style-name="P4" draw:layer="layout" svg:x1="8.493cm" svg:y1="16.367cm" svg:x2="5.699cm" svg:y2="17.383cm">
          <text:p/>
        </draw:line>
        <draw:line draw:style-name="gr5" draw:text-style-name="P4" draw:layer="layout" svg:x1="8.493cm" svg:y1="16.367cm" svg:x2="8.493cm" svg:y2="17.637cm">
          <text:p/>
        </draw:line>
        <draw:line draw:style-name="gr5" draw:text-style-name="P4" draw:layer="layout" svg:x1="8.493cm" svg:y1="16.367cm" svg:x2="11.922cm" svg:y2="17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09:24:35.768002418</meta:creation-date>
    <dc:date>2019-01-11T09:53:15.548502732</dc:date>
    <meta:editing-duration>PT7M49S</meta:editing-duration>
    <meta:editing-cycles>1</meta:editing-cycles>
    <meta:document-statistic meta:object-count="35"/>
    <meta:generator>LibreOffice/6.1.3.2$Linux_X86_64 LibreOffice_project/10$Build-2</meta:generator>
  </office:meta>
</office:document-meta>
</file>